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5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5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9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2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2" table:formula="of:=AVERAGE([.H115:.H121])" office:value-type="float" office:value="0.285714285714286" calcext:value-type="float">
            <text:p>0,3</text:p>
          </table:table-cell>
          <table:table-cell table:style-name="ce35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style-name="ce35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formula="of:=AVERAGE([.H116:.H122])" office:value-type="float" office:value="0.333333333333333" calcext:value-type="float">
            <text:p>0,3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5" calcext:value-type="float">
            <text:p>0,3</text:p>
          </table:table-cell>
          <table:table-cell table:formula="of:=AVERAGE([.H117:.H123])" office:value-type="float" office:value="0.4" calcext:value-type="float">
            <text:p>0,4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 [.D120] + [.C121]" office:value-type="float" office:value="1720423" calcext:value-type="float">
            <text:p>1 720 42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0] + [.F121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0] + [.H121]" office:value-type="float" office:value="487509" calcext:value-type="float">
            <text:p>487 509</text:p>
          </table:table-cell>
          <table:table-cell table:style-name="ce29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333333333333333" calcext:value-type="float">
            <text:p>0,3</text:p>
          </table:table-cell>
          <table:table-cell table:formula="of:=AVERAGE([.H118:.H124])" office:value-type="float" office:value="0.25" calcext:value-type="float">
            <text:p>0,3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9" calcext:value-type="float">
            <text:p>487 509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333333333333333" calcext:value-type="float">
            <text:p>0,3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9" calcext:value-type="float">
            <text:p>487 509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9" calcext:value-type="float">
            <text:p>487 509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float" office:value="0" calcext:value-type="float">
            <text:p>0,0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float" office:value="0" calcext:value-type="float">
            <text:p>0,0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9" calcext:value-type="float">
            <text:p>487 509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23" calcext:value-type="float">
            <text:p>1 720 423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30T15:19:18.007764144</dc:date>
    <meta:editing-duration>P75DT10H1M53S</meta:editing-duration>
    <meta:editing-cycles>135</meta:editing-cycles>
    <meta:generator>LibreOffice/6.0.7.3$Linux_X86_64 LibreOffice_project/00m0$Build-3</meta:generator>
    <meta:document-statistic meta:table-count="2" meta:cell-count="33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